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fo:orphans="0" fo:widows="0"/>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top="0in" fo:margin-bottom="0in" loext:contextual-spacing="false" fo:line-height="115%" fo:orphans="0" fo:widows="0"/>
    </style:style>
    <style:style style:name="P4" style:family="paragraph" style:parent-style-name="Standard" style:master-page-name="Standard">
      <style:paragraph-properties fo:margin-top="0in" fo:margin-bottom="0in" loext:contextual-spacing="false" style:page-number="1"/>
    </style:style>
    <style:style style:name="P5" style:family="paragraph" style:parent-style-name="Standard" style:list-style-name="WWNum7">
      <style:paragraph-properties fo:margin-left="0.5in" fo:margin-right="0in" fo:margin-top="0in" fo:margin-bottom="0in" loext:contextual-spacing="true" fo:text-indent="-0.25in" style:auto-text-indent="false"/>
    </style:style>
    <style:style style:name="P6" style:family="paragraph" style:parent-style-name="Standard" style:list-style-name="WWNum3">
      <style:paragraph-properties fo:margin-left="0.5in" fo:margin-right="0in" fo:margin-top="0in" fo:margin-bottom="0in" loext:contextual-spacing="true" fo:line-height="115%" fo:orphans="0" fo:widows="0" fo:text-indent="-0.25in" style:auto-text-indent="false"/>
    </style:style>
    <style:style style:name="P7" style:family="paragraph" style:parent-style-name="Standard" style:list-style-name="WWNum5">
      <style:paragraph-properties fo:margin-left="0.5in" fo:margin-right="0in" fo:margin-top="0in" fo:margin-bottom="0in" loext:contextual-spacing="true" fo:line-height="115%" fo:orphans="0" fo:widows="0" fo:text-indent="-0.25in" style:auto-text-indent="false"/>
    </style:style>
    <style:style style:name="P8" style:family="paragraph" style:parent-style-name="Standard" style:list-style-name="WWNum1">
      <style:paragraph-properties fo:margin-left="0.5in" fo:margin-right="0in" fo:margin-top="0in" fo:margin-bottom="0in" loext:contextual-spacing="true" fo:line-height="115%" fo:orphans="0" fo:widows="0" fo:text-indent="-0.25in" style:auto-text-indent="false"/>
    </style:style>
    <style:style style:name="P9" style:family="paragraph" style:parent-style-name="Standard" style:list-style-name="WWNum8">
      <style:paragraph-properties fo:margin-left="0.5in" fo:margin-right="0in" fo:margin-top="0in" fo:margin-bottom="0in" loext:contextual-spacing="true" fo:line-height="115%" fo:orphans="0" fo:widows="0" fo:text-indent="-0.25in" style:auto-text-indent="false"/>
    </style:style>
    <style:style style:name="P10" style:family="paragraph" style:parent-style-name="Standard" style:list-style-name="WWNum6">
      <style:paragraph-properties fo:margin-left="0.5in" fo:margin-right="0in" fo:margin-top="0in" fo:margin-bottom="0in" loext:contextual-spacing="true" fo:line-height="115%" fo:orphans="0" fo:widows="0" fo:text-indent="-0.25in" style:auto-text-indent="false"/>
    </style:style>
    <style:style style:name="P11" style:family="paragraph" style:parent-style-name="Standard" style:list-style-name="WWNum4">
      <style:paragraph-properties fo:margin-left="0.5in" fo:margin-right="0in" fo:margin-top="0in" fo:margin-bottom="0in" loext:contextual-spacing="true" fo:line-height="115%" fo:orphans="0" fo:widows="0" fo:text-indent="-0.25in" style:auto-text-indent="false"/>
    </style:style>
    <style:style style:name="P12" style:family="paragraph" style:parent-style-name="Standard" style:list-style-name="WWNum2">
      <style:paragraph-properties fo:margin-left="0.5in" fo:margin-right="0in" fo:margin-top="0in" fo:margin-bottom="0.139in" loext:contextual-spacing="true" fo:line-height="115%" fo:orphans="0" fo:widows="0" fo:text-indent="-0.25in" style:auto-text-indent="false"/>
    </style:style>
    <style:style style:name="P13" style:family="paragraph" style:parent-style-name="Standard" style:list-style-name="WWNum8">
      <style:paragraph-properties fo:margin-left="0.5in" fo:margin-right="0in" fo:margin-top="0in" fo:margin-bottom="0.139in" loext:contextual-spacing="true" fo:line-height="115%" fo:orphans="0" fo:widows="0" fo:text-indent="-0.25in" style:auto-text-indent="false"/>
    </style:style>
    <style:style style:name="P14" style:family="paragraph" style:parent-style-name="Standard" style:list-style-name="WWNum6">
      <style:paragraph-properties fo:margin-left="0.5in" fo:margin-right="0in" fo:margin-top="0in" fo:margin-bottom="0.139in" loext:contextual-spacing="true" fo:line-height="115%" fo:orphans="0" fo:widows="0" fo:text-indent="-0.25in" style:auto-text-indent="false"/>
    </style:style>
    <style:style style:name="P15" style:family="paragraph" style:parent-style-name="Standard" style:list-style-name="WWNum4">
      <style:paragraph-properties fo:margin-left="0.5in" fo:margin-right="0in" fo:margin-top="0in" fo:margin-bottom="0.139in" loext:contextual-spacing="true" fo:line-height="115%" fo:orphans="0" fo:widows="0" fo:text-indent="-0.25in" style:auto-text-indent="false"/>
    </style:style>
    <style:style style:name="P16" style:family="paragraph" style:parent-style-name="Standard">
      <style:paragraph-properties fo:margin-left="0.5in" fo:margin-right="0in" fo:margin-top="0in" fo:margin-bottom="0in" loext:contextual-spacing="false" fo:text-indent="0.5in" style:auto-text-indent="false"/>
    </style:style>
    <style:style style:name="P17" style:family="paragraph" style:parent-style-name="Standard">
      <style:paragraph-properties fo:margin-top="0.028in" fo:margin-bottom="0in" loext:contextual-spacing="false" fo:line-height="115%" fo:orphans="0" fo:widows="0"/>
    </style:style>
    <style:style style:name="P18" style:family="paragraph" style:parent-style-name="Standard" style:list-style-name="WWNum6">
      <style:paragraph-properties fo:margin-left="1in" fo:margin-right="0in" fo:margin-top="0in" fo:margin-bottom="0in" loext:contextual-spacing="true" fo:line-height="115%" fo:orphans="0" fo:widows="0" fo:text-indent="-0.25in" style:auto-text-indent="false"/>
    </style:style>
    <style:style style:name="P19" style:family="paragraph" style:parent-style-name="Standard" style:list-style-name="WWNum6">
      <style:paragraph-properties fo:margin-left="1in" fo:margin-right="0in" fo:margin-top="0in" fo:margin-bottom="0.139in" loext:contextual-spacing="true" fo:line-height="115%" fo:orphans="0" fo:widows="0" fo:text-indent="-0.25in" style:auto-text-indent="false"/>
    </style:style>
    <style:style style:name="P20" style:family="paragraph" style:parent-style-name="Standard">
      <style:paragraph-properties fo:margin-top="0in" fo:margin-bottom="0.139in" loext:contextual-spacing="false" fo:line-height="115%" fo:orphans="0" fo:widows="0"/>
    </style:style>
    <style:style style:name="T1" style:family="text">
      <style:text-properties style:text-underline-style="solid" style:text-underline-width="auto" style:text-underline-color="font-color" fo:font-weight="bold" style:font-weight-asian="bold"/>
    </style:style>
    <style:style style:name="T2" style:family="text">
      <style:text-properties fo:font-size="14pt" fo:font-weight="bold" style:font-size-asian="14pt" style:font-weight-asian="bold" style:font-size-complex="14pt"/>
    </style:style>
    <style:style style:name="T3" style:family="text">
      <style:text-properties style:font-name="Calibri" style:font-name-asian="Calibri1" style:font-name-complex="Calibri1"/>
    </style:style>
    <style:style style:name="T4" style:family="text">
      <style:text-properties fo:font-weight="bold" style:font-weight-asian="bold"/>
    </style:style>
    <style:style style:name="T5"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am Orange Team Charter</text:span></text:p>
      <text:p text:style-name="P1"/>
      <text:p text:style-name="P1"><text:span text:style-name="T2">Project</text:span></text:p>
      <text:p text:style-name="P1">Instant Messaging Application.</text:p>
      <text:p text:style-name="P1"/>
      <text:p text:style-name="P1"><text:span text:style-name="T2">Document Control</text:span></text:p>
      <text:p text:style-name="P1">Version:<text:tab/>0.1</text:p>
      <text:p text:style-name="P1">Date:<text:tab/><text:tab/>08/03/17</text:p>
      <text:p text:style-name="P1">Details:<text:tab/>Created draft.</text:p>
      <text:p text:style-name="P1"/>
      <text:p text:style-name="P1"><text:span text:style-name="T2">Project Summary</text:span></text:p>
      <text:p text:style-name="P1">Team Orange has been assigned the task of creating an instant messaging service for internal communication within a business. <text:line-break/><text:line-break/>The service will allow individual users to communicate in real-time and post-time. Supporting sending, receiving, and archiving messages.<text:line-break/><text:line-break/>The implementation will be IP based, and will use client server architecture. </text:p>
      <text:p text:style-name="P2"/>
      <text:p text:style-name="P1"><text:span text:style-name="T2">Goals</text:span></text:p>
      <text:list xml:id="list5173302152648183029" text:style-name="WWNum7">
        <text:list-item>
          <text:p text:style-name="P5">Achieve LCOM by April 7th, by:</text:p>
        </text:list-item>
      </text:list>
      <text:p text:style-name="P1"><text:tab/><text:tab/>Delivering:</text:p>
      <text:p text:style-name="P1"><text:tab/><text:tab/><text:tab/>-Project vision</text:p>
      <text:p text:style-name="P1"><text:tab/><text:tab/><text:tab/>-Initial requirements model</text:p>
      <text:p text:style-name="P1"><text:tab/><text:tab/><text:tab/>-Proposed architecture</text:p>
      <text:p text:style-name="P1"><text:tab/><text:tab/><text:tab/>-Risk list</text:p>
      <text:p text:style-name="P1"><text:tab/><text:tab/><text:tab/>-Master test plan</text:p>
      <text:p text:style-name="P1"><text:tab/><text:tab/><text:tab/>-Initial project plan</text:p>
      <text:p text:style-name="P1"><text:tab/><text:tab/><text:tab/>-Technical competency demonstrator</text:p>
      <text:p text:style-name="P1"><text:tab/><text:tab/>Passing:</text:p>
      <text:p text:style-name="P16"><text:tab/>-Inception phase project status assessment</text:p>
      <text:list xml:id="list33505787760698" text:continue-numbering="true" text:style-name="WWNum7">
        <text:list-item>
          <text:p text:style-name="P5"><text:soft-page-break/>Achieve LCAM by June 2nd, by:</text:p>
        </text:list-item>
      </text:list>
      <text:p text:style-name="P1"><text:tab/><text:tab/>Delivering:</text:p>
      <text:p text:style-name="P1"><text:tab/><text:tab/><text:tab/>-Revised project vision</text:p>
      <text:p text:style-name="P1"><text:tab/><text:tab/><text:tab/>-Revised requirements model</text:p>
      <text:p text:style-name="P1"><text:tab/><text:tab/><text:tab/>-Final architecture</text:p>
      <text:p text:style-name="P1"><text:tab/><text:tab/><text:tab/>-Revised risk list</text:p>
      <text:p text:style-name="P1"><text:tab/><text:tab/><text:tab/>-Executable architecture</text:p>
      <text:p text:style-name="P1"><text:tab/><text:tab/><text:tab/>-Evidence of testing</text:p>
      <text:p text:style-name="P1"><text:tab/><text:tab/><text:tab/>-Revised project plan</text:p>
      <text:p text:style-name="P1"><text:tab/><text:tab/>Passing:</text:p>
      <text:p text:style-name="P1"><text:tab/><text:tab/><text:tab/>-Elaboration phase project status assessment</text:p>
      <text:p text:style-name="P1"/>
      <text:p text:style-name="P1"><text:span text:style-name="T2">Quality Aspirations</text:span></text:p>
      <text:list xml:id="list8412733776134865637" text:style-name="WWNum2">
        <text:list-item>
          <text:p text:style-name="P12"><text:span text:style-name="T3">All team members aspire to excellence in this subject and have agreed that a grade of Distinction or better would be a worthy and achievable target to set for this project.</text:span></text:p>
        </text:list-item>
        <text:list-item>
          <text:p text:style-name="P12"><text:span text:style-name="T3">All team members aspire to create a functional instant messaging application that is a pleasure to use.</text:span></text:p>
        </text:list-item>
      </text:list>
      <text:p text:style-name="P1"/>
      <text:p text:style-name="P1"><text:span text:style-name="T2">Expectations</text:span></text:p>
      <text:p text:style-name="P1"><text:tab/><text:span text:style-name="T4">Task distribution</text:span></text:p>
      <text:list xml:id="list4674876761499241614" text:style-name="WWNum3">
        <text:list-item>
          <text:p text:style-name="P6">Tasks will be distributed in an equitable manner.</text:p>
        </text:list-item>
        <text:list-item>
          <text:p text:style-name="P6">Task allocation will be in accordance with the skills and experience of each team member.</text:p>
        </text:list-item>
      </text:list>
      <text:p text:style-name="P3"><text:tab/><text:span text:style-name="T4">Work Items</text:span></text:p>
      <text:list xml:id="list33505704604000" text:continue-numbering="true" text:style-name="WWNum3">
        <text:list-item>
          <text:p text:style-name="P6">Work items are completed or an explanation is provided.</text:p>
        </text:list-item>
        <text:list-item>
          <text:p text:style-name="P6">Work is committed to version control before team meetings regardless of completion state.</text:p>
        </text:list-item>
      </text:list>
      <text:p text:style-name="P3"><text:tab/><text:span text:style-name="T4">Communication</text:span></text:p>
      <text:list xml:id="list33506807267714" text:continue-numbering="true" text:style-name="WWNum3">
        <text:list-item>
          <text:p text:style-name="P6">Team members will communicate through csuproject.slack.com</text:p>
        </text:list-item>
        <text:list-item>
          <text:p text:style-name="P6">Team members will respond to messaging inside 24 hours.</text:p>
        </text:list-item>
        <text:list-item>
          <text:p text:style-name="P6"><text:soft-page-break/>If Team members run into a problem they will notify/ask for help immediately.</text:p>
        </text:list-item>
        <text:list-item>
          <text:p text:style-name="P6">Team members will notify the team at the earliest opportunity if there are any issues which would impact the project schedule.</text:p>
        </text:list-item>
      </text:list>
      <text:p text:style-name="P3"><text:tab/><text:span text:style-name="T4">Meetings</text:span></text:p>
      <text:list xml:id="list3956392667180839280" text:style-name="WWNum5">
        <text:list-item>
          <text:p text:style-name="P7">Team members will turn up to <text:s/>team meetings.</text:p>
        </text:list-item>
        <text:list-item>
          <text:p text:style-name="P7">Team members will take turns in taking minutes.</text:p>
        </text:list-item>
        <text:list-item>
          <text:p text:style-name="P7">Minutes will be commited to version control.</text:p>
        </text:list-item>
        <text:list-item>
          <text:p text:style-name="P7">Meetings will be held via skype.</text:p>
        </text:list-item>
      </text:list>
      <text:p text:style-name="P3"><text:span text:style-name="T4"><text:tab/>Behaviour</text:span></text:p>
      <text:list xml:id="list5443258236966746045" text:style-name="WWNum1">
        <text:list-item>
          <text:p text:style-name="P8">Team members will follow the Team Orange Code of Conduct at all times, to complete the project in a professional and harmonious manner.</text:p>
        </text:list-item>
      </text:list>
      <text:p text:style-name="P3"/>
      <text:p text:style-name="P3"><text:span text:style-name="T2">Code of Conduct</text:span></text:p>
      <text:p text:style-name="P3"><text:span text:style-name="T4">Honesty and Respect</text:span></text:p>
      <text:list xml:id="list8621219495945649565" text:style-name="WWNum8">
        <text:list-item>
          <text:p text:style-name="P9">All members of Team Orange will treat each other and their assigned roles with respect and dignity. Courteous language will be used in all official and unofficial communications.</text:p>
        </text:list-item>
        <text:list-item>
          <text:p text:style-name="P13">Personal differences will remain secondary to the goal of successful completion of the project.</text:p>
        </text:list-item>
      </text:list>
      <text:p text:style-name="P17"><text:span text:style-name="T4">Diligence</text:span></text:p>
      <text:list xml:id="list2337853348945715515" text:style-name="WWNum6">
        <text:list-item>
          <text:p text:style-name="P14">Team members will demonstrate commitment to achieving their allotted tasks. This includes notifying the team if there is any risk to delivering the task within the agreed project schedule.</text:p>
        </text:list-item>
      </text:list>
      <text:p text:style-name="P17"><text:span text:style-name="T4">Professional Development</text:span></text:p>
      <text:list xml:id="list33506971998353" text:continue-numbering="true" text:style-name="WWNum6">
        <text:list-item>
          <text:p text:style-name="P14">Team members will ensure that they are competent in the use of all technologies required to complete their tasks.</text:p>
        </text:list-item>
      </text:list>
      <text:p text:style-name="P17"><text:span text:style-name="T4">Professionalism</text:span></text:p>
      <text:list xml:id="list33506937025360" text:continue-numbering="true" text:style-name="WWNum6">
        <text:list-item>
          <text:p text:style-name="P10">Tasks will be completed to the required standard, following ITC303 guidelines.</text:p>
        </text:list-item>
        <text:list-item>
          <text:p text:style-name="P10">Team members will prioritise to attend all team meetings. Advance notice must be provided of absence at the earliest practicable opportunity</text:p>
        </text:list-item>
        <text:list-item>
          <text:p text:style-name="P10">Team members will communicate the progress of their tasks and all project related matters to the team on a regular basis.</text:p>
        </text:list-item>
        <text:list-item>
          <text:p text:style-name="P10">Team members will act in the best interests of the project at all times. This may include: </text:p>
          <text:list>
            <text:list-item>
              <text:p text:style-name="P18">Assuming different roles at critical stages in order to support the overall success of the project.</text:p>
            </text:list-item>
            <text:list-item>
              <text:p text:style-name="P19">Sharing knowledge and skills to benefit the entire team</text:p>
            </text:list-item>
          </text:list>
        </text:list-item>
      </text:list>
      <text:p text:style-name="P3"/>
      <text:p text:style-name="P3"><text:soft-page-break/><text:span text:style-name="T2">Conflict Resolution Mechanisms</text:span></text:p>
      <text:p text:style-name="P20">Conflicts could possibly arise from a team member failing to:<text:line-break/>-communicate effectively<text:line-break/>-participate in team meetings<text:line-break/>-complete their share of the work items</text:p>
      <text:p text:style-name="P20">Open communication of grievances or concerns in accordance with the Code of Conduct principles should resolve most disputes, and prevent them escalating into a major issue. Where possible, to promote team unity and cooperation, the problem should be resolved within the team, before escalating to ITC303 management. The following steps will be taken in order to resolve disputes within the team.</text:p>
      <text:list xml:id="list8422541408422271394" text:style-name="WWNum4">
        <text:list-item>
          <text:p text:style-name="P11">Inform the team member of the perceived problem. Discuss steps to resolve the problem. If the issue may impact on project delivery, give the team member the opportunity to raise this personally with the team.</text:p>
        </text:list-item>
        <text:list-item>
          <text:p text:style-name="P11">If Step 1 did not resolve the problem, raise the issue with the team as a whole. The team will attempt to resolve the issue at the next team meeting.</text:p>
        </text:list-item>
        <text:list-item>
          <text:p text:style-name="P15">If the problem is not satisfactorily resolved to the satisfaction of all team members, the issue should be taken up with ITC303 management.</text:p>
        </text:list-item>
      </text:list>
      <text:p text:style-name="P3"><text:span text:style-name="T2">Remediation</text:span></text:p>
      <text:p text:style-name="P3">The first failure will be responded to with support by fellow team members.</text:p>
      <text:p text:style-name="P3">The second failure will be responded to with a warning.</text:p>
      <text:p text:style-name="P3">The third failure will result in the responsible member being fired from the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9" style:display-name="ListLabel 3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 style:display-name="ListLabel 4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 style:display-name="ListLabel 4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 style:display-name="ListLabel 4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 style:display-name="ListLabel 4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 style:display-name="ListLabel 4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o" text:bullet-char="o">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14" style:num-suffix="o" text:bullet-char="o">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17" style:num-suffix="o" text:bullet-char="o">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o" text:bullet-char="o">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41" style:num-suffix="o" text:bullet-char="o">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44" style:num-suffix="o" text:bullet-char="o">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79" meta:word-count="774" meta:character-count="4868" meta:non-whitespace-character-count="4137"/>
    <meta:generator>LibreOfficeDev/5.1.0.3$Linux_X86_64 LibreOffice_project/</meta:generator>
  </office:meta>
</office:document-meta>
</file>